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7.41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63.24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51.33mm"/>
    </style:style>
    <style:style style:name="co9" style:family="table-column">
      <style:table-column-properties fo:break-before="auto" style:column-width="18.26mm"/>
    </style:style>
    <style:style style:name="co10" style:family="table-column">
      <style:table-column-properties fo:break-before="auto" style:column-width="29.63mm"/>
    </style:style>
    <style:style style:name="co11" style:family="table-column">
      <style:table-column-properties fo:break-before="auto" style:column-width="39.69mm"/>
    </style:style>
    <style:style style:name="co12" style:family="table-column">
      <style:table-column-properties fo:break-before="auto" style:column-width="23.02mm"/>
    </style:style>
    <style:style style:name="co13" style:family="table-column">
      <style:table-column-properties fo:break-before="auto" style:column-width="16.93mm"/>
    </style:style>
    <style:style style:name="co14" style:family="table-column">
      <style:table-column-properties fo:break-before="auto" style:column-width="21.9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NEP2035_5f_confirmed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Rückbau_20_nach_20_sql">
      <style:table-properties table:display="true" style:writing-mode="lr-tb"/>
    </style:style>
    <style:style style:name="ta4" style:family="table" style:master-page-name="PageStyle_5f_NEP2035_5f_B2">
      <style:table-properties table:display="true" style:writing-mode="lr-tb"/>
    </style:style>
    <style:style style:name="ta5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7e6e6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ffe699"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66cc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P2035_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BBPlG1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320 oder 525 kV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4"/>
          <table:table-cell table:style-name="ce2" office:value-type="string" calcext:value-type="string">
            <text:p>P210????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11</text:p>
          </table:table-cell>
          <table:table-cell table:style-name="ce2"/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Pasewalk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Hochstrombeseilung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BBPlG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380 kV</text:p>
          </table:table-cell>
          <table:table-cell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Ersatz 380</text:p>
          </table:table-cell>
          <table:table-cell/>
          <table:table-cell office:value-type="string" calcext:value-type="string">
            <text:p>Hochstrombeseilung, dann 4 Syste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table:formula="of:=4*1790*1.5" office:value-type="float" office:value="10740" calcext:value-type="float">
            <text:p>10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Ersatz 3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13</text:p>
          </table:table-cell>
          <table:table-cell table:style-name="ce2"/>
          <table:table-cell table:style-name="ce2" office:value-type="string" calcext:value-type="string">
            <text:p>Pulgar</text:p>
          </table:table-cell>
          <table:table-cell table:style-name="ce2" office:value-type="string" calcext:value-type="string">
            <text:p>Vieselbach</text:p>
          </table:table-cell>
          <table:table-cell table:style-name="ce2" office:value-type="string" calcext:value-type="string">
            <text:p>380 kV</text:p>
          </table:table-cell>
          <table:table-cell table:style-name="ce2" table:formula="of:=1.5 * 1790" office:value-type="float" office:value="2685" calcext:value-type="float">
            <text:p>2685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chstrombeseilung</text:p>
          </table:table-cell>
          <table:table-cell table:style-name="ce2" office:value-type="string" calcext:value-type="string">
            <text:p>was heißt Leitungsneubau? Rückbau der nur zusatz?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BBPlG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Remptendorf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zuvor + 3</text:p>
          </table:table-cell>
          <table:table-cell office:value-type="string" calcext:value-type="string">
            <text:p>Hochstrombeseilu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zuvor + 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nkt Metternich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220?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220?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Niederstedem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PlG17</text:p>
          </table:table-cell>
          <table:table-cell/>
          <table:table-cell office:value-type="string" calcext:value-type="string">
            <text:p>Meckla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 x 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Schwandorf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 x 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Urberach</text:p>
          </table:table-cell>
          <table:table-cell office:value-type="string" calcext:value-type="string">
            <text:p>Pfungstad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6"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Altlußheim</text:p>
          </table:table-cell>
          <table:table-cell office:value-type="string" calcext:value-type="string">
            <text:p>Daxland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6"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G380</text:p>
          </table:table-cell>
          <table:table-cell office:value-type="string" calcext:value-type="string">
            <text:p>Altlußhei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6"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G380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style-name="ce6"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Pfungstadt</text:p>
          </table:table-cell>
          <table:table-cell office:value-type="string" calcext:value-type="string">
            <text:p>Weinhei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2</text:p>
          </table:table-cell>
          <table:table-cell table:style-name="ce2"/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Philippsburg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BBPl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5"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Pl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xlanden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Eichstett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PlG24</text:p>
          </table:table-cell>
          <table:table-cell/>
          <table:table-cell office:value-type="string" calcext:value-type="string">
            <text:p>Punkt Rommelsbach</text:p>
          </table:table-cell>
          <table:table-cell office:value-type="string" calcext:value-type="string">
            <text:p>Herberting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25</text:p>
          </table:table-cell>
          <table:table-cell table:style-name="ce2"/>
          <table:table-cell table:style-name="ce2" office:value-type="string" calcext:value-type="string">
            <text:p>Punkt Wullenstetten</text:p>
          </table:table-cell>
          <table:table-cell table:style-name="ce2" office:value-type="string" calcext:value-type="string">
            <text:p>Punkt Niederwang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26</text:p>
          </table:table-cell>
          <table:table-cell/>
          <table:table-cell office:value-type="string" calcext:value-type="string">
            <text:p>Bärwalde</text:p>
          </table:table-cell>
          <table:table-cell office:value-type="string" calcext:value-type="string">
            <text:p>Schmöll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27</text:p>
          </table:table-cell>
          <table:table-cell table:style-name="ce2"/>
          <table:table-cell table:style-name="ce2" office:value-type="string" calcext:value-type="string">
            <text:p>Abzweig Welsleben</text:p>
          </table:table-cell>
          <table:table-cell table:style-name="ce2" office:value-type="string" calcext:value-type="string">
            <text:p>Förderstedt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28</text:p>
          </table:table-cell>
          <table:table-cell/>
          <table:table-cell office:value-type="string" calcext:value-type="string">
            <text:p>Abzweig Parchim Süd</text:p>
          </table:table-cell>
          <table:table-cell office:value-type="string" calcext:value-type="string">
            <text:p>Neu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29</text:p>
          </table:table-cell>
          <table:table-cell table:style-name="ce2"/>
          <table:table-cell table:style-name="ce2" office:value-type="string" calcext:value-type="string">
            <text:p>OWP Kriegers Flak (DK)</text:p>
          </table:table-cell>
          <table:table-cell table:style-name="ce2" office:value-type="string" calcext:value-type="string">
            <text:p>OWP Baltic 2 (Combined Grid Solution)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3</text:p>
          </table:table-cell>
          <table:table-cell/>
          <table:table-cell office:value-type="string" calcext:value-type="string">
            <text:p>Brunsbüttel</text:p>
          </table:table-cell>
          <table:table-cell office:value-type="string" calcext:value-type="string">
            <text:p>Großgartach</text:p>
          </table:table-cell>
          <table:table-cell office:value-type="string" calcext:value-type="string">
            <text:p>320 oder 525 k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30</text:p>
          </table:table-cell>
          <table:table-cell table:style-name="ce2"/>
          <table:table-cell table:style-name="ce2" office:value-type="string" calcext:value-type="string">
            <text:p>Oberzier</text:p>
          </table:table-cell>
          <table:table-cell table:style-name="ce2" office:value-type="string" calcext:value-type="string">
            <text:p>Bundesgrenze (BE)</text:p>
          </table:table-cell>
          <table:table-cell table:style-name="ce2" office:value-type="string" calcext:value-type="string">
            <text:p>320 kV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31</text:p>
          </table:table-cell>
          <table:table-cell/>
          <table:table-cell office:value-type="string" calcext:value-type="string">
            <text:p>Wilhelmshaven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Bundesgrenze (AT)</text:p>
          </table:table-cell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380 kV</text:p>
          </table:table-cell>
          <table:table-cell table:style-name="ce4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4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Simbach</text:p>
          </table:table-cell>
          <table:table-cell table:style-name="ce2" office:value-type="string" calcext:value-type="string">
            <text:p>380 kV</text:p>
          </table:table-cell>
          <table:table-cell table:style-name="ce4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taz 220</text:p>
          </table:table-cell>
          <table:table-cell table:style-name="ce4" office:value-type="float" office:value="6" calcext:value-type="float">
            <text:p>6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Bundesgrenze (AT)</text:p>
          </table:table-cell>
          <table:table-cell table:style-name="ce2" office:value-type="string" calcext:value-type="string">
            <text:p>Pleinting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/>
          <table:table-cell table:style-name="ce2" office:value-type="string" calcext:value-type="string">
            <text:p>Simhar</text:p>
          </table:table-cell>
          <table:table-cell table:style-name="ce2" office:value-type="string" calcext:value-type="string">
            <text:p>Pirach</text:p>
          </table:table-cell>
          <table:table-cell table:style-name="ce2" office:value-type="string" calcext:value-type="string">
            <text:p>380 kV</text:p>
          </table:table-cell>
          <table:table-cell table:style-name="ce4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taz 22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/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380 kV</text:p>
          </table:table-cell>
          <table:table-cell table:style-name="ce4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/>
          <table:table-cell table:style-name="ce2" office:value-type="string" calcext:value-type="string">
            <text:p>Altheim</text:p>
          </table:table-cell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380 kV</text:p>
          </table:table-cell>
          <table:table-cell table:style-name="ce4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PlG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Grenzkorridor IV</text:p>
          </table:table-cell>
          <table:table-cell office:value-type="string" calcext:value-type="string">
            <text:p>380 k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PlG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nzkorridor IV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380 k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34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Conneforde</text:p>
          </table:table-cell>
          <table:table-cell table:style-name="ce2" office:value-type="string" calcext:value-type="string">
            <text:p>380 kV</text:p>
          </table:table-cell>
          <table:table-cell table:style-name="ce2" table:formula="of:=4*925" office:value-type="float" office:value="3700" calcext:value-type="float">
            <text:p>37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BBPlG35</text:p>
          </table:table-cell>
          <table:table-cell/>
          <table:table-cell office:value-type="string" calcext:value-type="string">
            <text:p>Birkenfeld</text:p>
          </table:table-cell>
          <table:table-cell office:value-type="string" calcext:value-type="string">
            <text:p>Mast 115A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7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Halbemond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38</text:p>
          </table:table-cell>
          <table:table-cell/>
          <table:table-cell office:value-type="string" calcext:value-type="string">
            <text:p>Dollern</text:p>
          </table:table-cell>
          <table:table-cell office:value-type="string" calcext:value-type="string">
            <text:p>Elsfleth West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üstrow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380 kV</text:p>
          </table:table-cell>
          <table:table-cell table:style-name="ce2" table:formula="of:=x * 1790 *1.5" office:value-type="string" office:string-value="" calcext:value-type="error">
            <text:p>#NAME?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Hochstrombeseilung!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/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/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/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/>
          <table:table-cell table:style-name="ce2" office:value-type="string" calcext:value-type="string">
            <text:p>Hochstrombeseilung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4</text:p>
          </table:table-cell>
          <table:table-cell/>
          <table:table-cell office:value-type="string" calcext:value-type="string">
            <text:p>Wilster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320 oder 525 kV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40</text:p>
          </table:table-cell>
          <table:table-cell table:style-name="ce2"/>
          <table:table-cell table:style-name="ce2" office:value-type="string" calcext:value-type="string">
            <text:p>Punkt Neuravensburg</text:p>
          </table:table-cell>
          <table:table-cell table:style-name="ce2" office:value-type="string" calcext:value-type="string">
            <text:p>Bundesgrenze (AT)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tersaich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Altheim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Göhl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nein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Siems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7" office:value-type="string" calcext:value-type="string">
            <text:p>Ersatz der bestehenden Verbindung von Siems über Abzweigmast</text:p>
            <text:p>nach Lübec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42</text:p>
          </table:table-cell>
          <table:table-cell/>
          <table:table-cell table:style-name="ce2" office:value-type="string" calcext:value-type="string">
            <text:p>Kreis Segeberg</text:p>
          </table:table-cell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43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44</text:p>
          </table:table-cell>
          <table:table-cell table:style-name="ce2"/>
          <table:table-cell table:style-name="ce2" office:value-type="string" calcext:value-type="string">
            <text:p>Lauchstädt</text:p>
          </table:table-cell>
          <table:table-cell table:style-name="ce2" office:value-type="string" calcext:value-type="string">
            <text:p>Vieselbac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45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Twistetal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BPlG46</text:p>
          </table:table-cell>
          <table:table-cell table:style-name="ce2"/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Punkt Tschir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nein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BBPlG47</text:p>
          </table:table-cell>
          <table:table-cell/>
          <table:table-cell office:value-type="string" calcext:value-type="string">
            <text:p>Oberbachern</text:p>
          </table:table-cell>
          <table:table-cell office:value-type="string" calcext:value-type="string">
            <text:p>Ottenhof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PlG5</text:p>
          </table:table-cell>
          <table:table-cell table:style-name="ce2"/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Isar</text:p>
          </table:table-cell>
          <table:table-cell table:style-name="ce2" office:value-type="string" calcext:value-type="string">
            <text:p>320 oder 525 kV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BBPl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Pl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Merz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220 zwischen Conneforde und Cloppenburg/Os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de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Landesberg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eide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Bundesgrenze (DK)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1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9</text:p>
          </table:table-cell>
          <table:table-cell table:style-name="ce2"/>
          <table:table-cell table:style-name="ce2" office:value-type="string" calcext:value-type="string">
            <text:p>Hamm/Uentrop</text:p>
          </table:table-cell>
          <table:table-cell table:style-name="ce2" office:value-type="string" calcext:value-type="string">
            <text:p>Kruckel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lern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Kassø/Bundesgrenz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LAG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Regierungsbezirksgrenze Oberfranken/Unterfrank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Umbeseilung/Stromkreisauflage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SCHON DA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gierungsbezirksgrenze Oberfranken/Unterfranken</text:p>
          </table:table-cell>
          <table:table-cell table:style-name="ce2" office:value-type="string" calcext:value-type="string">
            <text:p>Grafenrheinfeld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Umbeseilung/Stromkreisauflage</text:p>
          </table:table-cell>
          <table:table-cell table:style-name="ce2" office:value-type="string" calcext:value-type="string">
            <text:p>Ersatz 220</text:p>
          </table:table-cell>
          <table:table-cell table:style-name="ce2"/>
          <table:table-cell table:style-name="ce2" office:value-type="string" calcext:value-type="string">
            <text:p>SCHON DA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stermark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220 x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n da?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Neuenhagen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Ersatz 220 x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n da? 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isenhüttenstadt</text:p>
          </table:table-cell>
          <table:table-cell table:style-name="ce2" office:value-type="string" calcext:value-type="string">
            <text:p>Baczyna/Bundesgrenze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nLA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rhein</text:p>
          </table:table-cell>
          <table:table-cell office:value-type="string" calcext:value-type="string">
            <text:p>Punkt Wittenhors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Wittenhorst</text:p>
          </table:table-cell>
          <table:table-cell office:value-type="string" calcext:value-type="string">
            <text:p>Doetinchem/Bundesgrenz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erath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Neubau in neu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Weißenthurm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Güterslo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Friedrichsdorf</text:p>
          </table:table-cell>
          <table:table-cell office:value-type="string" calcext:value-type="string">
            <text:p>Bechterdis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ta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Westerkappeln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ckel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RP/NW</text:p>
          </table:table-cell>
          <table:table-cell office:value-type="string" calcext:value-type="string">
            <text:p>Eiserfeld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380 kV</text:p>
          </table:table-cell>
          <table:table-cell office:value-type="string" calcext:value-type="string">
            <text:p>k.A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380 kV</text:p>
          </table:table-cell>
          <table:table-cell table:style-name="ce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taz 22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380 kV</text:p>
          </table:table-cell>
          <table:table-cell table:style-name="ce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Ganderkesee</text:p>
          </table:table-cell>
          <table:table-cell table:style-name="ce2" office:value-type="string" calcext:value-type="string">
            <text:p>380 kV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RP/HE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LAG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Punkt Hünfeld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LA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xheim</text:p>
          </table:table-cell>
          <table:table-cell table:style-name="ce2" office:value-type="string" calcext:value-type="string">
            <text:p>Kelsterbach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nLAG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Mühlhausen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nLAG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uenhagen</text:p>
          </table:table-cell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erraden</text:p>
          </table:table-cell>
          <table:table-cell table:style-name="ce2" office:value-type="string" calcext:value-type="string">
            <text:p>Krajnik/Bundesgrenze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office:value-type="string" calcext:value-type="string">
            <text:p>Schon da? 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chstädt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esgrenze ST/TH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AG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TH/BY</text:p>
          </table:table-cell>
          <table:table-cell office:value-type="string" calcext:value-type="string">
            <text:p>Redwitz</text:p>
          </table:table-cell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SCHON D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örpen West</text:p>
          </table:table-cell>
          <table:table-cell table:style-name="ce2" office:value-type="string" calcext:value-type="string">
            <text:p>Mepp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Meppen</text:p>
          </table:table-cell>
          <table:table-cell table:style-name="ce2" office:value-type="string" calcext:value-type="string">
            <text:p>380 kV</text:p>
          </table:table-cell>
          <table:table-cell table:style-name="ce2" office:value-type="string" calcext:value-type="string">
            <text:p>k.A.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220-kV-Leitung Lehrte – Hardegsen – Sandershausen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rgkamen</text:p>
          </table:table-cell>
          <table:table-cell table:style-name="ce2" office:value-type="string" calcext:value-type="string">
            <text:p>Gersteinwerk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nLA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ftel</text:p>
          </table:table-cell>
          <table:table-cell office:value-type="string" calcext:value-type="string">
            <text:p>Punkt Eschborn</text:p>
          </table:table-cell>
          <table:table-cell office:value-type="string" calcext:value-type="string">
            <text:p>380 k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Schon da? 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LAG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SH/MV</text:p>
          </table:table-cell>
          <table:table-cell table:style-name="ce2" office:value-type="string" calcext:value-type="string">
            <text:p>Görries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nLAG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rümmel</text:p>
          </table:table-cell>
          <table:table-cell table:style-name="ce2" office:value-type="string" calcext:value-type="string">
            <text:p>Landesgrenze SH/MV</text:p>
          </table:table-cell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5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neu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" office:value-type="string" calcext:value-type="string">
            <text:p>scn_name</text:p>
          </table:table-cell>
          <table:table-cell table:style-name="ce8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Anzahl Kabel installiert</text:p>
          </table:table-cell>
          <table:table-cell table:style-name="ce1" office:value-type="string" calcext:value-type="string">
            <text:p>Anzahl Kabel Rückbau</text:p>
          </table:table-cell>
          <table:table-cell table:style-name="ce1" office:value-type="string" calcext:value-type="string">
            <text:p>line_id in model_draft (neue Daten!)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/>
          <table:table-cell office:value-type="string" calcext:value-type="string">
            <text:p>NOCH MEHR?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9" calcext:value-type="float">
            <text:p>7779</text:p>
          </table:table-cell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1" calcext:value-type="float">
            <text:p>8661</text:p>
          </table:table-cell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193" calcext:value-type="float">
            <text:p>11193</text:p>
          </table:table-cell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56" calcext:value-type="float">
            <text:p>12056</text:p>
          </table:table-cell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27" calcext:value-type="float">
            <text:p>12727</text:p>
          </table:table-cell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4" calcext:value-type="float">
            <text:p>13024</text:p>
          </table:table-cell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97" calcext:value-type="float">
            <text:p>13497</text:p>
          </table:table-cell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8" calcext:value-type="float">
            <text:p>13598</text:p>
          </table:table-cell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887" calcext:value-type="float">
            <text:p>13887</text:p>
          </table:table-cell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59" calcext:value-type="float">
            <text:p>14359</text:p>
          </table:table-cell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4" calcext:value-type="float">
            <text:p>14994</text:p>
          </table:table-cell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8" calcext:value-type="float">
            <text:p>15128</text:p>
          </table:table-cell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736" calcext:value-type="float">
            <text:p>15736</text:p>
          </table:table-cell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42" calcext:value-type="float">
            <text:p>18542</text:p>
          </table:table-cell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69" calcext:value-type="float">
            <text:p>19369</text:p>
          </table:table-cell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69" calcext:value-type="float">
            <text:p>19969</text:p>
          </table:table-cell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7" calcext:value-type="float">
            <text:p>21967</text:p>
          </table:table-cell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8" calcext:value-type="float">
            <text:p>21968</text:p>
          </table:table-cell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3" calcext:value-type="float">
            <text:p>22273</text:p>
          </table:table-cell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4" calcext:value-type="float">
            <text:p>22274</text:p>
          </table:table-cell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27" calcext:value-type="float">
            <text:p>23327</text:p>
          </table:table-cell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85" calcext:value-type="float">
            <text:p>23585</text:p>
          </table:table-cell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692" calcext:value-type="float">
            <text:p>23692</text:p>
          </table:table-cell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917" calcext:value-type="float">
            <text:p>23917</text:p>
          </table:table-cell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4" table:number-rows-repeated="10483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ückbau nach sql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topo</text:p>
          </table:table-cell>
          <table:table-cell table:style-name="ce1"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4491737E0272240077FDE21ED414B401C09D91E62FC21405F82AED8BA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7CA504549312240342D73AE813C4B4034491737E0272240077FDE21ED41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A7EE25E88A4D22401313D4F02D214B407A84E4AE6F392240155D7237E32F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954FC7A67EC2140F817BC009A564B403D85B762DAFE21408E4DE1F72552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E9482465B4B821400F0985DA6C654B401954FC7A67EC2140F817BC009A56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7A84E4AE6F392240155D7237E32F4B4017CA504549312240342D73AE813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D85B762DAFE21408E4DE1F725524B4029CDE67118FC21404F779E78CE4C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68ADB0D47E42940919F8D5C37484A4062C32EE5D76A2A404F475BF0FD5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5AA40D24C6C2A401BCE46F828574A40DF14FB7035872A4039883144A9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32781CD39042B40549F9A81804F4A407771C1D4596B2B40B98A9B0218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8D2AC3B81B942A4061F3BBFAC2594A40076BF706BAF52A401C1252126D5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F14FB7035872A4039883144A9594A408D2AC3B81B942A4061F3BBFAC259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2EEDF06C6EB2B406713BB1171A04A405D8DEC4ACB102C4036B39602D2C0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414F93FD10E2140935A28999CED484061BBC50D09312140B4999E0B7EF9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1D80EA1A58E2140DD572FD0FFFB4840BDF20F11ED5D21400F1DF11AAA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BBC50D09312140B4999E0B7EF948401DE90C8CBC582140ED63AA059BF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FC51D890878022403562D7B7A58E4A40E318C91EA14622401DEA77616B6C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318C91EA14622401DEA77616B6C4A409DA223B9FC372240E964A9F57E4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7657D17A53B42740AFEBBC32148C4A40795FF0C4075D2840126A865451E8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6E37F97BE4427400D40FE2D5C224A40E59F747D7AC327409EB0694A578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2E884D041E71C40E37B35F6DBAC4A40DECCE847C31920408A58C4B0C3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14B01D8C2820408ACF9D60FF6D4A402B2BF290CE19204048AAEFFCA2A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E6C9560714823400A151C5E102D4B40BA6B09F9A0072340F14C6892583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A4236F6F752340126C5CFFAE254B400E6C9560714823400A151C5E102D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A6B09F9A0072340F14C689258304B409FACBDF49BA2224083B5204A6A5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B3DCC03FDFA2340EC34D25279E24A4069458AB7841224400992D2C7D7E6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9458AB7841224400992D2C7D7E64A40706C2C17E0452540DFCFDF3AB5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E93EA5EF3A224038E5C06158FA4A401FCC37EC08592240E12E562F1AF5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B1A48BCE1332240139D6516A1FD4A404AE93EA5EF3A224038E5C06158FA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000868A162D2240C7AEA3607C004B404B1A48BCE1332240139D6516A1FD4A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B1AD24D071B22408A624DC00A154B4030CE29125D152240AFC623021F0B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862E3E62C523409CDBB9E8EB264840730C6DA57C812340EFD34C52F4D247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00F4E47BD642240209E89FCDB744840AA3AE6B2C6D922403AF0978F3F0848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A84E0A7606F22400880E0E0C1014B406000868A162D2240C7AEA3607C004B40',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010AE4C8B91F2240D8BF46EDD90A4B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7E025765387423408D1F37484D254B4054D1B3B4AEF82340A26C25CF50E2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FCC37EC08592240E12E562F1AF54A405FE68585A460224085BB0E304EF4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51AAD8F3908022404323D8B8FE8E4A4030890EDCDCFF2240FD2E1114E4C54A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438FC94EA0023401A05EEF07AC54A404E3338A517142340F0CE90E0FCC74A40'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958EF8167402640E435AFEAAC7F49402459D130C6952840550B36BFAB9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F63F668601A284007E28629DB6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909F32A3C49F2940B8D507ED306E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2279420AF917284002767F06E5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FFBD2A26F24A2740D0D751D97644494084369435454F27400BC50C439A44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84369435454F27400BC50C439A44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459D130C6952840550B36BFAB95494053D0ED258DA128406FA296E65698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6BABFD595162840C3082B5FE1654940',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96BABFD595162840C3082B5FE1654940E53FEE6CD91728409FFA511E27664940'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2035_B2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table:style-name="ce10" office:value-type="string" calcext:value-type="string">
            <text:p>P22</text:p>
          </table:table-cell>
          <table:table-cell table:number-columns-repeated="2" table:style-name="ce10" office:value-type="string" calcext:value-type="string">
            <text:p>Conneforde</text:p>
          </table:table-cell>
          <table:table-cell office:value-type="string" calcext:value-type="string">
            <text:p>Elsfleth</text:p>
          </table:table-cell>
          <table:table-cell table:style-name="ce6" office:value-type="string" calcext:value-type="string">
            <text:p>Elsfleth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table:style-name="ce10" office:value-type="string" calcext:value-type="string">
            <text:p>P22</text:p>
          </table:table-cell>
          <table:table-cell table:number-columns-repeated="2" table:style-name="ce10" office:value-type="string" calcext:value-type="string">
            <text:p>Unterweser</text:p>
          </table:table-cell>
          <table:table-cell table:number-columns-repeated="2" office:value-type="string" calcext:value-type="string">
            <text:p>Elsflet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Umspannwerk Kernkraftwerk Brunsbüttel</text:p>
          </table:table-cell>
          <table:table-cell office:value-type="string" calcext:value-type="string">
            <text:p>Büttel</text:p>
          </table:table-cell>
          <table:table-cell office:value-type="string" calcext:value-type="string">
            <text:p>Konverterstation Büttel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Büttel</text:p>
          </table:table-cell>
          <table:table-cell office:value-type="string" calcext:value-type="string">
            <text:p>Konverterstation Büttel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Umspannwerk Wilster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1"/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Umspannwerk Wilster</text:p>
          </table:table-cell>
          <table:table-cell table:number-columns-repeated="2" office:value-type="string" calcext:value-type="string">
            <text:p>Doller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0</text:p>
          </table:table-cell>
          <table:table-cell table:number-columns-repeated="2" office:value-type="string" calcext:value-type="string">
            <text:p>Graustein </text:p>
          </table:table-cell>
          <table:table-cell office:value-type="string" calcext:value-type="string">
            <text:p>Bärwalde</text:p>
          </table:table-cell>
          <table:table-cell office:value-type="string" calcext:value-type="string">
            <text:p>Umspannwerk Bärwalde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Altenfeld</text:p>
          </table:table-cell>
          <table:table-cell office:value-type="string" calcext:value-type="string">
            <text:p>Umspannwerk Altenfeld</text:p>
          </table:table-cell>
          <table:table-cell office:value-type="string" calcext:value-type="string">
            <text:p>Schalkau</text:p>
          </table:table-cell>
          <table:table-cell office:value-type="string" calcext:value-type="string">
            <text:p>Landesgrenze TH/BY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Schalkau</text:p>
          </table:table-cell>
          <table:table-cell office:value-type="string" calcext:value-type="string">
            <text:p>Landesgrenze TH/BY</text:p>
          </table:table-cell>
          <table:table-cell table:number-columns-repeated="2" office:value-type="string" calcext:value-type="string">
            <text:p>Grafenrheinfeld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Netzausbau: Neubau in neu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 table:number-columns-repeated="2" office:value-type="string" calcext:value-type="string">
            <text:p>Krümmel</text:p>
          </table:table-cell>
          <table:table-cell table:number-columns-repeated="2" office:value-type="string" calcext:value-type="string">
            <text:p>Lüneburg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 table:number-columns-repeated="2" office:value-type="string" calcext:value-type="string">
            <text:p>Lüneburg</text:p>
          </table:table-cell>
          <table:table-cell table:number-columns-repeated="2" office:value-type="string" calcext:value-type="string">
            <text:p>Stadorf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 table:number-columns-repeated="2" office:value-type="string" calcext:value-type="string">
            <text:p>Stadorf</text:p>
          </table:table-cell>
          <table:table-cell table:number-columns-repeated="2" office:value-type="string" calcext:value-type="string">
            <text:p>Wahl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Dresden-Süd</text:p>
          </table:table-cell>
          <table:table-cell office:value-type="string" calcext:value-type="string">
            <text:p>Umspannwerk DD-Süd</text:p>
          </table:table-cell>
          <table:table-cell office:value-type="string" calcext:value-type="string">
            <text:p>Schmölln</text:p>
          </table:table-cell>
          <table:table-cell office:value-type="string" calcext:value-type="string">
            <text:p>Umspannwerk Schmölln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Borken</text:p>
          </table:table-cell>
          <table:table-cell office:value-type="string" calcext:value-type="string">
            <text:p>Umspannwerk Borken</text:p>
          </table:table-cell>
          <table:table-cell office:value-type="string" calcext:value-type="string">
            <text:p>Gießen/Nord</text:p>
          </table:table-cell>
          <table:table-cell office:value-type="string" calcext:value-type="string">
            <text:p>Umspannwerk Gießen Nord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59</text:p>
          </table:table-cell>
          <table:table-cell office:value-type="string" calcext:value-type="string">
            <text:p>Bürstadt</text:p>
          </table:table-cell>
          <table:table-cell office:value-type="string" calcext:value-type="string">
            <text:p>Station Bürstadt</text:p>
          </table:table-cell>
          <table:table-cell office:value-type="string" calcext:value-type="string">
            <text:p>BASF</text:p>
          </table:table-cell>
          <table:table-cell table:style-name="ce6" office:value-type="string" calcext:value-type="string">
            <text:p>BASF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61</text:p>
          </table:table-cell>
          <table:table-cell office:value-type="string" calcext:value-type="string">
            <text:p>Großkrotzenburg</text:p>
          </table:table-cell>
          <table:table-cell office:value-type="string" calcext:value-type="string">
            <text:p>Umspannwerk Großkrotzenburg</text:p>
          </table:table-cell>
          <table:table-cell office:value-type="string" calcext:value-type="string">
            <text:p>Urberach</text:p>
          </table:table-cell>
          <table:table-cell office:value-type="string" calcext:value-type="string">
            <text:p>Umspannwerk Urberach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2</text:p>
          </table:table-cell>
          <table:table-cell office:value-type="string" calcext:value-type="string">
            <text:p>Gundelfingen</text:p>
          </table:table-cell>
          <table:table-cell office:value-type="string" calcext:value-type="string">
            <text:p>Umspannwerk Gundelfingen</text:p>
          </table:table-cell>
          <table:table-cell office:value-type="string" calcext:value-type="string">
            <text:p>Vöhringen</text:p>
          </table:table-cell>
          <table:table-cell office:value-type="string" calcext:value-type="string">
            <text:p>Vöhringen Amprio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3</text:p>
          </table:table-cell>
          <table:table-cell office:value-type="string" calcext:value-type="string">
            <text:p>Vöhringen</text:p>
          </table:table-cell>
          <table:table-cell office:value-type="string" calcext:value-type="string">
            <text:p>Vöhringen Amprion</text:p>
          </table:table-cell>
          <table:table-cell office:value-type="string" calcext:value-type="string">
            <text:p>Dellmensingen</text:p>
          </table:table-cell>
          <table:table-cell office:value-type="string" calcext:value-type="string">
            <text:p>Umspannwerk Dellmensinge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6</text:p>
          </table:table-cell>
          <table:table-cell office:value-type="string" calcext:value-type="string">
            <text:p>Eichstetten</text:p>
          </table:table-cell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Marzahn</text:p>
          </table:table-cell>
          <table:table-cell office:value-type="string" calcext:value-type="string">
            <text:p>Umspannwerk Marzahn</text:p>
          </table:table-cell>
          <table:table-cell office:value-type="string" calcext:value-type="string">
            <text:p>Friedrichshain</text:p>
          </table:table-cell>
          <table:table-cell office:value-type="string" calcext:value-type="string">
            <text:p>Umspannwerk Freidrichshain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Friedrichshain</text:p>
          </table:table-cell>
          <table:table-cell office:value-type="string" calcext:value-type="string">
            <text:p>Umspannwerk Freidrichshain</text:p>
          </table:table-cell>
          <table:table-cell table:number-columns-repeated="2" office:value-type="string" calcext:value-type="string">
            <text:p>Berlin/Mitte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 table:number-columns-repeated="2" office:value-type="string" calcext:value-type="string">
            <text:p>Berlin/Mitte</text:p>
          </table:table-cell>
          <table:table-cell office:value-type="string" calcext:value-type="string">
            <text:p>Charlottenburg</text:p>
          </table:table-cell>
          <table:table-cell office:value-type="string" calcext:value-type="string">
            <text:p>Umspannwerk Charlottenburg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Charlottenburg</text:p>
          </table:table-cell>
          <table:table-cell office:value-type="string" calcext:value-type="string">
            <text:p>Umspannwerk Charlottenburg</text:p>
          </table:table-cell>
          <table:table-cell office:value-type="string" calcext:value-type="string">
            <text:p>Reuter</text:p>
          </table:table-cell>
          <table:table-cell office:value-type="string" calcext:value-type="string">
            <text:p>Umspannwerk Reuter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Reuter</text:p>
          </table:table-cell>
          <table:table-cell office:value-type="string" calcext:value-type="string">
            <text:p>Umspannwerk Reuter</text:p>
          </table:table-cell>
          <table:table-cell table:number-columns-repeated="2" office:value-type="string" calcext:value-type="string">
            <text:p>Teufelsbruch</text:p>
          </table:table-cell>
          <table:table-cell office:value-type="float" office:value="380" calcext:value-type="float">
            <text:p>380</text:p>
          </table:table-cell>
          <table:table-cell table:formula="of:=2*925" office:value-type="float" office:value="1850" calcext:value-type="float">
            <text:p>185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xtension_NEP2035_B2</text:p>
          </table:table-cell>
          <table:table-cell table:style-name="ce4" office:value-type="string" calcext:value-type="string">
            <text:p>P200</text:p>
          </table:table-cell>
          <table:table-cell table:style-name="ce4" office:value-type="string" calcext:value-type="string">
            <text:p>Punkt Blatzheim</text:p>
          </table:table-cell>
          <table:table-cell table:style-name="ce4"/>
          <table:table-cell table:style-name="ce4" office:value-type="string" calcext:value-type="string">
            <text:p>Anlage Oberzier</text:p>
          </table:table-cell>
          <table:table-cell table:style-name="ce4" office:value-type="string" calcext:value-type="string">
            <text:p>Station Oberzier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580" calcext:value-type="float">
            <text:p>3580</text:p>
          </table:table-cell>
          <table:table-cell table:style-name="ce4" office:value-type="string" calcext:value-type="string">
            <text:p>Netzverstärkung: Neubau in bestehender Trasse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1</text:p>
          </table:table-cell>
          <table:table-cell office:value-type="string" calcext:value-type="string">
            <text:p>Östereich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Norf</text:p>
          </table:table-cell>
          <table:table-cell office:value-type="string" calcext:value-type="string">
            <text:p>Station Norf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2</text:p>
          </table:table-cell>
          <table:table-cell office:value-type="string" calcext:value-type="string">
            <text:p>Hattingen</text:p>
          </table:table-cell>
          <table:table-cell office:value-type="string" calcext:value-type="string">
            <text:p>Station Hattingen</text:p>
          </table:table-cell>
          <table:table-cell office:value-type="string" calcext:value-type="string">
            <text:p>Punkt Wanne</text:p>
          </table:table-cell>
          <table:table-cell table:style-name="ce6" office:value-type="string" calcext:value-type="string">
            <text:p>Station Wann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3</text:p>
          </table:table-cell>
          <table:table-cell office:value-type="string" calcext:value-type="string">
            <text:p>Amelsbüren</text:p>
          </table:table-cell>
          <table:table-cell table:style-name="ce6" office:value-type="string" calcext:value-type="string">
            <text:p>Amelsbüren</text:p>
          </table:table-cell>
          <table:table-cell office:value-type="string" calcext:value-type="string">
            <text:p>Gersteinwerk</text:p>
          </table:table-cell>
          <table:table-cell office:value-type="string" calcext:value-type="string">
            <text:p>Station Gersteinwerk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4</text:p>
          </table:table-cell>
          <table:table-cell table:number-columns-repeated="2" office:value-type="string" calcext:value-type="string">
            <text:p>Tiengen</text:p>
          </table:table-cell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5</text:p>
          </table:table-cell>
          <table:table-cell office:value-type="string" calcext:value-type="string">
            <text:p>Eichstetten</text:p>
          </table:table-cell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Kühmoos</text:p>
          </table:table-cell>
          <table:table-cell office:value-type="string" calcext:value-type="string">
            <text:p>Lastverteilung/Schaltanlage Kühmoos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 office:value-type="string" calcext:value-type="string">
            <text:p>Gurtweil</text:p>
          </table:table-cell>
          <table:table-cell table:style-name="ce6" office:value-type="string" calcext:value-type="string">
            <text:p>Umspannwerk Gurtweil</text:p>
          </table:table-cell>
          <table:table-cell office:value-type="string" calcext:value-type="string">
            <text:p>Stockach/Beuren</text:p>
          </table:table-cell>
          <table:table-cell table:style-name="ce6" office:value-type="string" calcext:value-type="string">
            <text:p>Umspannwerk Stockach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 office:value-type="string" calcext:value-type="string">
            <text:p>Stockach</text:p>
          </table:table-cell>
          <table:table-cell table:style-name="ce6" office:value-type="string" calcext:value-type="string">
            <text:p>Umspannwerk Stockach</text:p>
          </table:table-cell>
          <table:table-cell/>
          <table:table-cell table:style-name="ce6" office:value-type="string" calcext:value-type="string">
            <text:p>Beuren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Gießen/Nord</text:p>
          </table:table-cell>
          <table:table-cell office:value-type="string" calcext:value-type="string">
            <text:p>Umspannwerk Gießen/Nord</text:p>
          </table:table-cell>
          <table:table-cell office:value-type="string" calcext:value-type="string">
            <text:p>Karben</text:p>
          </table:table-cell>
          <table:table-cell office:value-type="string" calcext:value-type="string">
            <text:p>Umspannwerk Karbe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Streumen</text:p>
          </table:table-cell>
          <table:table-cell office:value-type="string" calcext:value-type="string">
            <text:p>Umspannwerk Streumen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xtension_NEP2035_B2</text:p>
          </table:table-cell>
          <table:table-cell table:style-name="ce4" office:value-type="string" calcext:value-type="string">
            <text:p>P215</text:p>
          </table:table-cell>
          <table:table-cell table:style-name="ce4" office:value-type="string" calcext:value-type="string">
            <text:p>Bentwisch</text:p>
          </table:table-cell>
          <table:table-cell table:style-name="ce4" office:value-type="string" calcext:value-type="string">
            <text:p>Bentwisch HGÜ</text:p>
          </table:table-cell>
          <table:table-cell table:number-columns-repeated="2" table:style-name="ce4" office:value-type="string" calcext:value-type="string">
            <text:p>Güstrow</text:p>
          </table:table-cell>
          <table:table-cell table:style-name="ce4" office:value-type="float" office:value="380" calcext:value-type="float">
            <text:p>380</text:p>
          </table:table-cell>
          <table:table-cell table:style-name="ce4" table:formula="of:=2* 1790*1.5" office:value-type="float" office:value="5370" calcext:value-type="float">
            <text:p>5370</text:p>
          </table:table-cell>
          <table:table-cell table:style-name="ce4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 table:number-columns-repeated="2" office:value-type="string" calcext:value-type="string">
            <text:p>Güstrow</text:p>
          </table:table-cell>
          <table:table-cell table:number-columns-repeated="2" office:value-type="string" calcext:value-type="string">
            <text:p>Siedenbrünzow</text:p>
          </table:table-cell>
          <table:table-cell office:value-type="float" office:value="380" calcext:value-type="float">
            <text:p>380</text:p>
          </table:table-cell>
          <table:table-cell table:style-name="ce3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 table:number-columns-repeated="2" office:value-type="string" calcext:value-type="string">
            <text:p>Siedenbrünzow</text:p>
          </table:table-cell>
          <table:table-cell office:value-type="string" calcext:value-type="string">
            <text:p>Iven</text:p>
          </table:table-cell>
          <table:table-cell office:value-type="string" calcext:value-type="string">
            <text:p>Umspannwerk Windpark Iven</text:p>
          </table:table-cell>
          <table:table-cell office:value-type="float" office:value="380" calcext:value-type="float">
            <text:p>380</text:p>
          </table:table-cell>
          <table:table-cell table:style-name="ce3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/>
          <table:table-cell office:value-type="string" calcext:value-type="string">
            <text:p>Iven</text:p>
          </table:table-cell>
          <table:table-cell office:value-type="string" calcext:value-type="string">
            <text:p>Umspannwerk Windpark Iven</text:p>
          </table:table-cell>
          <table:table-cell office:value-type="string" calcext:value-type="string">
            <text:p>Lubmin</text:p>
          </table:table-cell>
          <table:table-cell office:value-type="string" calcext:value-type="string">
            <text:p>Umspannwerk Lubmin</text:p>
          </table:table-cell>
          <table:table-cell office:value-type="float" office:value="380" calcext:value-type="float">
            <text:p>380</text:p>
          </table:table-cell>
          <table:table-cell table:style-name="ce3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 office:value-type="string" calcext:value-type="string">
            <text:p>Iven</text:p>
          </table:table-cell>
          <table:table-cell office:value-type="string" calcext:value-type="string">
            <text:p>Umspannwerk Windpark Iven</text:p>
          </table:table-cell>
          <table:table-cell office:value-type="string" calcext:value-type="string">
            <text:p>Pasewalk</text:p>
          </table:table-cell>
          <table:table-cell table:style-name="ce6" office:value-type="string" calcext:value-type="string">
            <text:p>Pasewalk</text:p>
          </table:table-cell>
          <table:table-cell office:value-type="float" office:value="380" calcext:value-type="float">
            <text:p>380</text:p>
          </table:table-cell>
          <table:table-cell table:style-name="ce3" table:formula="of:=2* 1790*1.5" office:value-type="float" office:value="5370" calcext:value-type="float">
            <text:p>537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Jessen/Nord</text:p>
          </table:table-cell>
          <table:table-cell office:value-type="string" calcext:value-type="string">
            <text:p>UW Jessen Nord</text:p>
          </table:table-cell>
          <table:table-cell office:value-type="string" calcext:value-type="string">
            <text:p>Ragow</text:p>
          </table:table-cell>
          <table:table-cell office:value-type="string" calcext:value-type="string">
            <text:p>Umspannwerk Ragow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Umspannwerk Weida</text:p>
          </table:table-cell>
          <table:table-cell table:number-columns-repeated="2"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 table:number-columns-repeated="2" office:value-type="string" calcext:value-type="string">
            <text:p>Eula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Lauchstädt</text:p>
          </table:table-cell>
          <table:table-cell office:value-type="string" calcext:value-type="string">
            <text:p>Umspannwerk Lauchstädt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Umspannwerk Marke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Jessen/Nord</text:p>
          </table:table-cell>
          <table:table-cell office:value-type="string" calcext:value-type="string">
            <text:p>UW Jessen Nord</text:p>
          </table:table-cell>
          <table:table-cell office:value-type="string" calcext:value-type="string">
            <text:p>Lauchstädt</text:p>
          </table:table-cell>
          <table:table-cell office:value-type="string" calcext:value-type="string">
            <text:p>Umspannwerk Lauchstädt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Streumen</text:p>
          </table:table-cell>
          <table:table-cell office:value-type="string" calcext:value-type="string">
            <text:p>Umspannwerk Streumen</text:p>
          </table:table-cell>
          <table:table-cell table:number-columns-repeated="2"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* 1790*1.5" office:value-type="float" office:value="2685" calcext:value-type="float">
            <text:p>2685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151450F234F22C40A86219D12CC74940BBFF7EE7CD032D403BEBAE473CB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151450F234F22C40A86219D12CC749408F5F2377A5F12C4059D31456E3C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FF6B7DE426042D40EE046F76F4B44940BBFF7EE7CD032D403BEBAE473CB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BBFF7EE7CD032D403BEBAE473CB54940FF6B7DE426042D40EE046F76F4B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8F5F2377A5F12C4059D31456E3C64940151450F234F22C40A86219D12CC7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40F032CFB7D620404B549F401ED14840670E492D94D42040744DDC8541D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670E492D94D42040744DDC8541D14840B72BE4390BD120403F6B82EFA9C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40F032CFB7D620404B549F401ED14840670E492D94D42040744DDC8541D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FB233CDADBEA21408A0562E4920A4940DD7C23BA67F521409A47FE60E007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 office:value-type="string" calcext:value-type="string">
            <text:p>0102000020E610000002000000364E548039F42140273F98CA91074940C7D0FB10658D214064EEB5FBB0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DD7C23BA67F521409A47FE60E0074940364E548039F42140273F98CA9107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string" calcext:value-type="string">
            <text:p>0102000020E610000002000000CBFF3FA9517F2A40A35C1ABFF0434A4050A702A7807F2A40CF26C3400C4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3EB12ACB670C2B40D4D67E6A90444A4077D58BA0B1E92A40269F551FBF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0102000020E61000000200000050A702A7807F2A40CF26C3400C444A4006245B5B4D6C2A407BEA5403524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0102000020E61000000200000050A702A7807F2A40CF26C3400C444A40CBFF3FA9517F2A40A35C1ABFF0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BA6E374D8BA12A40EB264CE0D0424A40A034005D509E2A4093C4BC00EC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E3B613292FC22A40B1E8C0DCB5404A40E138A139C0BC2A40EFDBCB23674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E7857489E2CF2A409A34675C7D414A40E3B613292FC22A40B1E8C0DCB54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BA6E374D8BA12A40EB264CE0D0424A40740B2781B4A72A40D1CD47A545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740B2781B4A72A40D1CD47A545424A40E138A139C0BC2A40EFDBCB23674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77D58BA0B1E92A40269F551FBF424A40303BBA6AEEDF2A40A32C1DF444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303BBA6AEEDF2A40A32C1DF444424A40E7857489E2CF2A409A34675C7D4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string" calcext:value-type="string">
            <text:p>0102000020E610000002000000CBFF3FA9517F2A40A35C1ABFF0434A401EC0292044872A40D32493B9BD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string" calcext:value-type="string">
            <text:p>0102000020E6100000020000001EC0292044872A40D32493B9BD434A4071A076AEDE8F2A407E8E8F1667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A034005D509E2A4093C4BC00EC424A40EBE940183B952A4091D0669A38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0102000020E610000002000000EBE940183B952A4091D0669A38434A4071A076AEDE8F2A407E8E8F1667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50C35CF7FB721E40C871F101CBF24940DB0CF7DCAF6D1E4097A6FE7905F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7808237351D51E40826B74D48DD6494050C35CF7FB721E40C871F101CBF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B0AD9FFEB37E2040C7212C746FCE47402E784A4C8984204098C5D4D82DD1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CC34F5A862612040F35A1E0B14624740B0AD9FFEB37E2040C7212C746FCE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46EF7DADDC0622403B22336234EC4740471273FF47F82140920A630B41EB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67E613C31FF721402F94A70760EB4740C86B8962FC802040DFF548FAE3D1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35B8AD2D3CF72140F73C242136EB47402F9CCAE819B921401876114639E7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471273FF47F82140920A630B41EB474035B8AD2D3CF72140F73C242136EB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A349BD022C492A408FB16E17F5F34A40BDD0B76004CC2A40D1AF52E68BE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5DFB7C5EB6CC2A404AA85A77B0E54A40BDD0B76004CC2A40D1AF52E68BE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955FABA9D1442A4022BDF26ACAF34A40F7C9F6C6B5462A40646BC71EEBF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128AADA069112C40E29A96B3D2C04A40069D11A840112C40C725AAD601C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F7C9F6C6B5462A40646BC71EEBF34A40A349BD022C492A408FB16E17F5F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2319C27ABC5F2840572718526BE84A40955FABA9D1442A4022BDF26ACAF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BDD0B76004CC2A40D1AF52E68BE54A40128AADA069112C40E29A96B3D2C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069D11A840112C40C725AAD601C14A40128AADA069112C40E29A96B3D2C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9E222CCF282229406B5496D7008A494099DA520779212940256717C2208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84520F2CA2092940C12154A9D993494033473C6954092940DF1664F41A9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7A45A6327B9F29404DD3B194766D4940749AEA52A6A029400310E345CF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84520F2CA2092940C12154A9D993494099DA520779212940256717C2208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7A45A6327B9F29404DD3B194766D49409E222CCF282229406B5496D7008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9F63F668601A284007E28629DB6449402657E5F407172840D232BA3800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9F63F668601A284007E28629DB6449404197152FBB20294096DFB3BFFD8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99DA520779212940256717C2208A49404197152FBB20294096DFB3BFFD8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749AEA52A6A029400310E345CF6D49407A45A6327B9F29404DD3B19476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0102000020E6100000020000009E222CCF282229406B5496D7008A49404197152FBB20294096DFB3BFFD89494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3 von 4</text:p>
          </table:table-cell>
          <table:table-cell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3 von 4</text:p>
          </table:table-cell>
          <table:table-cell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3"/>
        </table:table-row>
        <table:table-row table:style-name="ro1" table:number-rows-repeated="10482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line_id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61" calcext:value-type="float">
            <text:p>4261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765" calcext:value-type="float">
            <text:p>4765</text:p>
          </table:table-cell>
          <table:table-cell office:value-type="string" calcext:value-type="string">
            <text:p>0102000020E610000002000000670E492D94D42040744DDC8541D14840B72BE4390BD120403F6B82EFA9C34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1928" calcext:value-type="float">
            <text:p>11928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0102000020E610000002000000FB233CDADBEA21408A0562E4920A4940DD7C23BA67F521409A47FE60E007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0102000020E610000002000000364E548039F42140273F98CA91074940C7D0FB10658D214064EEB5FBB0FC4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1646" calcext:value-type="float">
            <text:p>11646</text:p>
          </table:table-cell>
          <table:table-cell office:value-type="string" calcext:value-type="string">
            <text:p>0102000020E610000002000000DD7C23BA67F521409A47FE60E0074940364E548039F42140273F98CA9107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6732" calcext:value-type="float">
            <text:p>6732</text:p>
          </table:table-cell>
          <table:table-cell office:value-type="string" calcext:value-type="string">
            <text:p>0102000020E610000002000000CBFF3FA9517F2A40A35C1ABFF0434A4050A702A7807F2A40CF26C3400C44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0102000020E6100000020000003EB12ACB670C2B40D4D67E6A90444A4077D58BA0B1E92A40269F551FBF42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13175" calcext:value-type="float">
            <text:p>13175</text:p>
          </table:table-cell>
          <table:table-cell office:value-type="string" calcext:value-type="string">
            <text:p>0102000020E61000000200000050A702A7807F2A40CF26C3400C444A4006245B5B4D6C2A407BEA5403524A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string" calcext:value-type="string">
            <text:p>0102000020E61000000200000050A702A7807F2A40CF26C3400C444A40CBFF3FA9517F2A40A35C1ABFF04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479" calcext:value-type="float">
            <text:p>21479</text:p>
          </table:table-cell>
          <table:table-cell office:value-type="string" calcext:value-type="string">
            <text:p>0102000020E610000002000000BA6E374D8BA12A40EB264CE0D0424A40A034005D509E2A4093C4BC00EC42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72" calcext:value-type="float">
            <text:p>21972</text:p>
          </table:table-cell>
          <table:table-cell office:value-type="string" calcext:value-type="string">
            <text:p>0102000020E610000002000000E3B613292FC22A40B1E8C0DCB5404A40E138A139C0BC2A40EFDBCB236740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81" calcext:value-type="float">
            <text:p>21981</text:p>
          </table:table-cell>
          <table:table-cell office:value-type="string" calcext:value-type="string">
            <text:p>0102000020E610000002000000E7857489E2CF2A409A34675C7D414A40E3B613292FC22A40B1E8C0DCB540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29" calcext:value-type="float">
            <text:p>22029</text:p>
          </table:table-cell>
          <table:table-cell office:value-type="string" calcext:value-type="string">
            <text:p>0102000020E610000002000000BA6E374D8BA12A40EB264CE0D0424A40740B2781B4A72A40D1CD47A54542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string" calcext:value-type="string">
            <text:p>0102000020E610000002000000740B2781B4A72A40D1CD47A545424A40E138A139C0BC2A40EFDBCB236740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7" calcext:value-type="float">
            <text:p>22047</text:p>
          </table:table-cell>
          <table:table-cell office:value-type="string" calcext:value-type="string">
            <text:p>0102000020E61000000200000077D58BA0B1E92A40269F551FBF424A40303BBA6AEEDF2A40A32C1DF44442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8" calcext:value-type="float">
            <text:p>22048</text:p>
          </table:table-cell>
          <table:table-cell office:value-type="string" calcext:value-type="string">
            <text:p>0102000020E610000002000000303BBA6AEEDF2A40A32C1DF444424A40E7857489E2CF2A409A34675C7D41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2" calcext:value-type="float">
            <text:p>22102</text:p>
          </table:table-cell>
          <table:table-cell office:value-type="string" calcext:value-type="string">
            <text:p>0102000020E610000002000000CBFF3FA9517F2A40A35C1ABFF0434A401EC0292044872A40D32493B9BD4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3" calcext:value-type="float">
            <text:p>22103</text:p>
          </table:table-cell>
          <table:table-cell office:value-type="string" calcext:value-type="string">
            <text:p>0102000020E6100000020000001EC0292044872A40D32493B9BD434A4071A076AEDE8F2A407E8E8F16674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4" calcext:value-type="float">
            <text:p>22124</text:p>
          </table:table-cell>
          <table:table-cell office:value-type="string" calcext:value-type="string">
            <text:p>0102000020E610000002000000A034005D509E2A4093C4BC00EC424A40EBE940183B952A4091D0669A384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5" calcext:value-type="float">
            <text:p>22125</text:p>
          </table:table-cell>
          <table:table-cell office:value-type="string" calcext:value-type="string">
            <text:p>0102000020E610000002000000EBE940183B952A4091D0669A38434A4071A076AEDE8F2A407E8E8F16674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0102000020E61000000200000050C35CF7FB721E40C871F101CBF24940DB0CF7DCAF6D1E4097A6FE7905F3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895" calcext:value-type="float">
            <text:p>23895</text:p>
          </table:table-cell>
          <table:table-cell office:value-type="string" calcext:value-type="string">
            <text:p>0102000020E6100000020000007808237351D51E40826B74D48DD6494050C35CF7FB721E40C871F101CBF2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752" calcext:value-type="float">
            <text:p>23752</text:p>
          </table:table-cell>
          <table:table-cell office:value-type="string" calcext:value-type="string">
            <text:p>0102000020E610000002000000B0AD9FFEB37E2040C7212C746FCE47402E784A4C8984204098C5D4D82DD14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2699" calcext:value-type="float">
            <text:p>32699</text:p>
          </table:table-cell>
          <table:table-cell office:value-type="string" calcext:value-type="string">
            <text:p>0102000020E610000002000000CC34F5A862612040F35A1E0B14624740B0AD9FFEB37E2040C7212C746FCE4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7" calcext:value-type="float">
            <text:p>4867</text:p>
          </table:table-cell>
          <table:table-cell office:value-type="string" calcext:value-type="string">
            <text:p>0102000020E61000000200000046EF7DADDC0622403B22336234EC4740471273FF47F82140920A630B41EB4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8" calcext:value-type="float">
            <text:p>4868</text:p>
          </table:table-cell>
          <table:table-cell office:value-type="string" calcext:value-type="string">
            <text:p>0102000020E61000000200000067E613C31FF721402F94A70760EB4740C86B8962FC802040DFF548FAE3D14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string" calcext:value-type="string">
            <text:p>0102000020E61000000200000035B8AD2D3CF72140F73C242136EB47402F9CCAE819B921401876114639E74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005" calcext:value-type="float">
            <text:p>12005</text:p>
          </table:table-cell>
          <table:table-cell office:value-type="string" calcext:value-type="string">
            <text:p>0102000020E610000002000000471273FF47F82140920A630B41EB474035B8AD2D3CF72140F73C242136EB4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0102000020E610000002000000A349BD022C492A408FB16E17F5F34A40BDD0B76004CC2A40D1AF52E68BE5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0102000020E6100000020000005DFB7C5EB6CC2A404AA85A77B0E54A40BDD0B76004CC2A40D1AF52E68BE5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0102000020E610000002000000955FABA9D1442A4022BDF26ACAF34A40F7C9F6C6B5462A40646BC71EEBF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0102000020E610000002000000128AADA069112C40E29A96B3D2C04A40069D11A840112C40C725AAD601C1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0102000020E610000002000000F7C9F6C6B5462A40646BC71EEBF34A40A349BD022C492A408FB16E17F5F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0102000020E6100000020000002319C27ABC5F2840572718526BE84A40955FABA9D1442A4022BDF26ACAF3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0102000020E610000002000000BDD0B76004CC2A40D1AF52E68BE54A40128AADA069112C40E29A96B3D2C0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171" calcext:value-type="float">
            <text:p>9171</text:p>
          </table:table-cell>
          <table:table-cell office:value-type="string" calcext:value-type="string">
            <text:p>0102000020E610000002000000069D11A840112C40C725AAD601C14A40128AADA069112C40E29A96B3D2C04A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5" calcext:value-type="float">
            <text:p>5525</text:p>
          </table:table-cell>
          <table:table-cell office:value-type="string" calcext:value-type="string">
            <text:p>0102000020E6100000020000009E222CCF282229406B5496D7008A494099DA520779212940256717C2208A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string" calcext:value-type="string">
            <text:p>0102000020E61000000200000084520F2CA2092940C12154A9D993494033473C6954092940DF1664F41A94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string" calcext:value-type="string">
            <text:p>0102000020E6100000020000007A45A6327B9F29404DD3B194766D4940749AEA52A6A029400310E345CF6D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8" calcext:value-type="float">
            <text:p>5528</text:p>
          </table:table-cell>
          <table:table-cell office:value-type="string" calcext:value-type="string">
            <text:p>0102000020E61000000200000084520F2CA2092940C12154A9D993494099DA520779212940256717C2208A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string" calcext:value-type="string">
            <text:p>0102000020E6100000020000007A45A6327B9F29404DD3B194766D49409E222CCF282229406B5496D7008A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0" calcext:value-type="float">
            <text:p>6140</text:p>
          </table:table-cell>
          <table:table-cell office:value-type="string" calcext:value-type="string">
            <text:p>0102000020E6100000020000009F63F668601A284007E28629DB6449402657E5F407172840D232BA380064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string" calcext:value-type="string">
            <text:p>0102000020E6100000020000009F63F668601A284007E28629DB6449404197152FBB20294096DFB3BFFD89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39" calcext:value-type="float">
            <text:p>12839</text:p>
          </table:table-cell>
          <table:table-cell office:value-type="string" calcext:value-type="string">
            <text:p>0102000020E61000000200000099DA520779212940256717C2208A49404197152FBB20294096DFB3BFFD89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42" calcext:value-type="float">
            <text:p>12842</text:p>
          </table:table-cell>
          <table:table-cell office:value-type="string" calcext:value-type="string">
            <text:p>0102000020E610000002000000749AEA52A6A029400310E345CF6D49407A45A6327B9F29404DD3B194766D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929" calcext:value-type="float">
            <text:p>12929</text:p>
          </table:table-cell>
          <table:table-cell office:value-type="string" calcext:value-type="string">
            <text:p>0102000020E6100000020000009E222CCF282229406B5496D7008A49404197152FBB20294096DFB3BFFD89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0102000020E610000002000000151450F234F22C40A86219D12CC74940BBFF7EE7CD032D403BEBAE473CB5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0102000020E610000002000000151450F234F22C40A86219D12CC749408F5F2377A5F12C4059D31456E3C6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0102000020E610000002000000FF6B7DE426042D40EE046F76F4B44940BBFF7EE7CD032D403BEBAE473CB5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0102000020E610000002000000BBFF7EE7CD032D403BEBAE473CB54940FF6B7DE426042D40EE046F76F4B44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0102000020E6100000020000008F5F2377A5F12C4059D31456E3C64940151450F234F22C40A86219D12CC7494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ecommissioning_NEP</text:p>
          </table:table-cell>
          <table:table-cell table:style-name="ce3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2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Rückbau neu'.B2:'Rückbau neu'.J18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ückbau_20_nach_20_sql" style:display-name="PageStyle_Rückbau nach sq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B2" style:display-name="PageStyle_NEP2035_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confirmed" style:display-name="PageStyle_NEP2035_confirm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</meta:initial-creator>
    <meta:creation-date>2017-12-13T08:49:50</meta:creation-date>
    <dc:date>2018-01-03T17:56:07.341930686</dc:date>
    <meta:editing-duration>PT1H19M43S</meta:editing-duration>
    <meta:generator>LibreOffice/5.1.6.2$Linux_X86_64 LibreOffice_project/10m0$Build-2</meta:generator>
    <meta:editing-cycles>5</meta:editing-cycles>
    <meta:document-statistic meta:table-count="5" meta:cell-count="584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